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 table:number-rows-repeated="104853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6T00:26:07.788602639</dc:date>
    <meta:editing-duration>P4DT13H33M</meta:editing-duration>
    <meta:editing-cycles>59</meta:editing-cycles>
    <meta:generator>LibreOffice/6.1.6.3$Linux_X86_64 LibreOffice_project/10$Build-3</meta:generator>
    <meta:document-statistic meta:table-count="8" meta:cell-count="3851" meta:object-count="0"/>
  </office:meta>
</office:document-meta>
</file>